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pretty Floweeers!!</text:p>
          </table:table-cell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 office:value-type="string">
            <text:p>There's loads of yellow and red Ooones!!</text:p>
          </table:table-cell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you a flower-enthusiast, Tako-chan?</text:p>
          </table:table-cell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ot that Riiight!</text:p>
          </table:table-cell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 office:value-type="string">
            <text:p>The vegetation here is so characteristic to
this planet, I can't get enough of Theeem!</text:p>
          </table:table-cell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, I see—.</text:p>
          </table:table-cell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 office:value-type="string">
            <text:p>What kinda flowers do you guys have on your
home planet?</text:p>
          </table:table-cell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t me Seeee.</text:p>
          </table:table-cell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 office:value-type="string">
            <text:p>The flower petals are more, kinda...
scraggly, I Gueeess.</text:p>
          </table:table-cell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craggly...? I don't geddit...</text:p>
          </table:table-cell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sorta like, I don't know, bird's
Featheeers?</text:p>
          </table:table-cell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 office:value-type="string">
            <text:p>The petals split off into these thin little
hairs, and the flowers have a gradient color
from center to tip.</text:p>
          </table:table-cell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hhh, so weird!! I really wanna see!!</text:p>
          </table:table-cell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really Prettyyy!</text:p>
          </table:table-cell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 office:value-type="string">
            <text:p>My big sis wears them in her hair a Looot!</text:p>
          </table:table-cell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〜! You have a big sister, Tako-chan?!</text:p>
          </table:table-cell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 In fact, I was on my way to visit her
on my Starshiiip.</text:p>
          </table:table-cell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 office:value-type="string">
            <text:p>But I messed up the amount of Ion Matter I
needed as fuel, and that's why I crash-
landed on this Planeeet.</text:p>
          </table:table-cell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 office:value-type="string">
            <text:p>That means your big sister'll get worried
if we don't hurry up, doesn't it.</text:p>
          </table:table-cell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l good! My big sis has her mellow stat
maxed, so she'll definitely be waiting for me
without a care in the Wooorld!</text:p>
          </table:table-cell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can wait for ya forever without worryin'
at all, explainin' it away as “mellow” doesn't
really cut it...</text:p>
          </table:table-cell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 office:value-type="string">
            <text:p>Well, anyway, we've gotta find you some
first-rate Ion Matter and get you on your
way as soon as possible.</text:p>
          </table:table-cell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 office:value-type="string">
            <text:p>I bet even your sister's a little worried
about you, after all.</text:p>
          </table:table-cell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!</text:p>
          </table:table-cell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 office:value-type="string">
            <text:p>Thank Youuu, Tomocchiii!!</text:p>
          </table:table-cell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 office:value-type="string">
            <text:p>But since I've come all this way, I'm gonna
help you guys out to the Eeend!</text:p>
          </table:table-cell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 office:value-type="string">
            <text:p>Let's all fight as hard as we Caaan!!</text:p>
          </table:table-cell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Thanks, Tako-cha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